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0ec3" officeooo:paragraph-rsid="00050ec3"/>
    </style:style>
    <style:style style:name="P2" style:family="paragraph" style:parent-style-name="Standard">
      <style:text-properties officeooo:paragraph-rsid="00050ec3"/>
    </style:style>
    <style:style style:name="P3" style:family="paragraph" style:parent-style-name="Standard">
      <style:text-properties officeooo:rsid="000600f3" officeooo:paragraph-rsid="000600f3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o del / y //</text:p>
      <text:p text:style-name="P1">el / indica una ruta normal y el // indica que haya cualquier cosa de lo que viene a continuación.</text:p>
      <text:p text:style-name="Standard"/>
      <text:p text:style-name="Standard">"3 Nombre de los artistas para los que no hay año de fallecimiento.",</text:p>
      <text:p text:style-name="Standard">for $x in doc("artistas.xml")/artistas<text:span text:style-name="T2">/</text:span>artista</text:p>
      <text:p text:style-name="Standard">where not($x/fallecimiento)</text:p>
      <text:p text:style-name="Standard">return $x/nombreCompleto/data()</text:p>
      <text:p text:style-name="Standard"/>
      <text:p text:style-name="P2">"3 Nombre de los artistas para los que no hay año de fallecimiento.",</text:p>
      <text:p text:style-name="P2">for $x in doc("artistas.xml")/artistas<text:span text:style-name="T2">//</text:span>artista</text:p>
      <text:p text:style-name="P2">where not($x/fallecimiento)</text:p>
      <text:p text:style-name="P2">return $x/nombreCompleto/data()</text:p>
      <text:p text:style-name="P2"/>
      <text:p text:style-name="P3">Mostrando atributos</text:p>
      <text:p text:style-name="P3"/>
      <text:p text:style-name="P3">for $b in /bib/libro</text:p>
      <text:p text:style-name="P3">return %b/@anyo/data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8:27:36.596000000</meta:creation-date>
    <dc:date>2024-04-30T20:25:23.278000000</dc:date>
    <meta:editing-duration>PT1H57M46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3" meta:word-count="75" meta:character-count="520" meta:non-whitespace-character-count="458"/>
  </office:meta>
</office:document-meta>
</file>